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5" style:family="paragraph" style:parent-style-name="Table_20_Contents">
      <style:text-properties style:font-name="Courier New" fo:font-size="10pt" style:font-size-asian="10pt" style:font-size-complex="10pt"/>
    </style:style>
    <style:style style:name="P6" style:family="paragraph" style:parent-style-name="Header">
      <style:text-properties style:font-name="Courier New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1 Homework</text:p>
      <text:p text:style-name="Standard">Practicing Input/Output and basic Classes</text:p>
      <text:p text:style-name="Standard"/>
      <text:p text:style-name="Standard">Remember that your programs will begin with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#include &lt;iostream&gt;</text:p>
            <text:p text:style-name="P5">using namespace std;</text:p>
            <text:p text:style-name="P5"/>
            <text:p text:style-name="P5">int main()</text:p>
            <text:p text:style-name="P5">{</text:p>
            <text:p text:style-name="P5"><text:s text:c="4"/>// Program goes here!</text:p>
            <text:p text:style-name="P5"><text:s text:c="4"/>return 0;</text:p>
            <text:p text:style-name="P5">}</text:p>
          </table:table-cell>
        </table:table-row>
      </table:table>
      <text:p text:style-name="Standard"/>
      <text:p text:style-name="Standard"/>
      <text:p text:style-name="P1">1. Create “Hello World”</text:p>
      <text:p text:style-name="P1"><text:span text:style-name="T1"/></text:p>
      <text:p text:style-name="P1"><text:span text:style-name="T1">Create a simple program that outputs “Hello, world!” with </text:span>cout<text:span text:style-name="T1">. <text:s/>See the class Handout, if you don't remember how to use this.</text:span></text:p>
      <text:p text:style-name="P1"><text:span text:style-name="T1"/></text:p>
      <text:p text:style-name="P1"><text:span text:style-name="T1"/></text:p>
      <text:p text:style-name="P1">2. Add, subtract, multiply, and divide</text:p>
      <text:p text:style-name="P1"><text:span text:style-name="T1"/></text:p>
      <text:p text:style-name="P1"><text:span text:style-name="T1">Ask the user for two numbers, like in the handout. <text:s/>After the numbers are entered, output the results of:</text:span></text:p>
      <text:list xml:id="list1576800338" text:style-name="L2">
        <text:list-item>
          <text:p text:style-name="P2"><text:span text:style-name="T1">Addition +</text:span></text:p>
        </text:list-item>
        <text:list-item>
          <text:p text:style-name="P2"><text:span text:style-name="T1">Subtraction -</text:span></text:p>
        </text:list-item>
        <text:list-item>
          <text:p text:style-name="P2"><text:span text:style-name="T1">Multiplication *</text:span></text:p>
        </text:list-item>
        <text:list-item>
          <text:p text:style-name="P2"><text:span text:style-name="T1">Division /</text:span></text:p>
        </text:list-item>
      </text:list>
      <text:p text:style-name="P1"><text:span text:style-name="T1"/></text:p>
      <text:p text:style-name="P1"><text:span text:style-name="T1"/></text:p>
      <text:p text:style-name="P1">3. (Conceptual) Come up with Objects, Functions, and Attributes.</text:p>
      <text:p text:style-name="P1"><text:span text:style-name="T1"/></text:p>
      <text:p text:style-name="P1"><text:span text:style-name="T1">Look at common items in everyday life and try to figure out what the </text:span><text:span text:style-name="T2">Object</text:span><text:span text:style-name="T4"> is (think: Nouns!), what its </text:span><text:span text:style-name="T2">Functions</text:span><text:span text:style-name="T4"> are (think: Verbs!), and </text:span><text:span text:style-name="T2">Attributes</text:span><text:span text:style-name="T4">.</text:span></text:p>
      <text:p text:style-name="P1"><text:span text:style-name="T4"/></text:p>
      <text:p text:style-name="P1"><text:span text:style-name="T4">A TV Object might have functions like “Turn On”, “Turn Off”, “Switch Channel Up”, “Turn Volume Up”, etc. <text:s/>It might have attributes like “list of channels available”, “current volume”, and “current channel”.</text:span></text:p>
      <text:p text:style-name="P1"><text:span text:style-name="T4"/></text:p>
      <text:p text:style-name="P1"><text:span text:style-name="T4"/></text:p>
      <text:p text:style-name="P1"><text:span text:style-name="T3">4. Modify Cats</text:span></text:p>
      <text:p text:style-name="P1"><text:span text:style-name="T4"/></text:p>
      <text:p text:style-name="P1"><text:span text:style-name="T4">In the Handout towards the end, there is a program with a Cat class. <text:s/>Copy that program, and try to modify it. <text:s/>What other functions might a cat have? What other attribute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6in" fo:margin-right="0in" fo:margin-top="0in" fo:margin-bottom="0in" fo:text-indent="-0.3in" style:auto-text-indent="false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text-properties style:font-name="Courier New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MP1">Beginner Web Development</text:p>
              <text:p text:style-name="MP1">Rachel J. Morris</text:p>
              <text:p text:style-name="MP1">racheljmorris@gmail.com</text:p>
            </table:table-cell>
            <table:table-cell table:style-name="Table2.A1" office:value-type="string">
              <text:p text:style-name="MP2"><text:page-number text:select-page="current">1</text:page-number>/<text:page-count>1</text:page-count></text:p>
              <text:p text:style-name="MP2">November 2012</text:p>
              <text:p text:style-name="MP2">GitHub.com/Moosader/CLASS-Beginner-CPP</text:p>
            </table:table-cell>
          </table:table-row>
        </table:table>
        <text:p text:style-name="Header"/>
      </style:header>
      <style:footer>
        <text:p text:style-name="MP3">Document License – Creative Commons Attribution http://creativecommons.org/licenses/by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sader </meta:initial-creator>
    <meta:creation-date>2012-10-25T13:46:33</meta:creation-date>
    <meta:generator>LibreOffice/3.5$Linux_x86 LibreOffice_project/350m1$Build-2</meta:generator>
    <dc:date>2012-11-03T12:36:29</dc:date>
    <meta:editing-duration>PT36M36S</meta:editing-duration>
    <meta:editing-cycles>84</meta:editing-cycles>
    <meta:document-statistic meta:table-count="2" meta:image-count="0" meta:object-count="0" meta:page-count="1" meta:paragraph-count="30" meta:word-count="213" meta:character-count="1351" meta:non-whitespace-character-count="1159"/>
  </office:meta>
</office:document-meta>
</file>